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text-properties fo:language="zxx" fo:country="none" fo:font-weight="bold" officeooo:paragraph-rsid="001c9a47" style:language-asian="zxx" style:country-asian="none" style:font-weight-asian="bold" style:language-complex="zxx" style:country-complex="none" style:font-weight-complex="bold"/>
    </style:style>
    <style:style style:name="P3" style:family="paragraph" style:parent-style-name="Standard">
      <style:text-properties fo:language="zxx" fo:country="none" fo:font-weight="bold" officeooo:paragraph-rsid="00238a8d" style:language-asian="zxx" style:country-asian="none" style:font-weight-asian="bold" style:language-complex="zxx" style:country-complex="none" style:font-weight-complex="bold"/>
    </style:style>
    <style:style style:name="P4"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fo:font-weight="normal" officeooo:rsid="001c7d6c" officeooo:paragraph-rsid="001c7d6c"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fo:font-weight="normal" officeooo:rsid="001c9a47" officeooo:paragraph-rsid="001c9a47" style:language-asian="zxx" style:country-asian="none" style:font-weight-asian="normal" style:language-complex="zxx" style:country-complex="none" style:font-weight-complex="normal"/>
    </style:style>
    <style:style style:name="P7" style:family="paragraph" style:parent-style-name="Standard">
      <style:text-properties fo:language="zxx" fo:country="none" fo:font-weight="normal" officeooo:rsid="001d24eb" officeooo:paragraph-rsid="001d24eb" style:language-asian="zxx" style:country-asian="none" style:font-weight-asian="normal" style:language-complex="zxx" style:country-complex="none" style:font-weight-complex="normal"/>
    </style:style>
    <style:style style:name="P8" style:family="paragraph" style:parent-style-name="Standard">
      <style:text-properties fo:language="zxx" fo:country="none" fo:font-weight="normal" officeooo:rsid="001e08c8" officeooo:paragraph-rsid="001e08c8" style:language-asian="zxx" style:country-asian="none" style:font-weight-asian="normal" style:language-complex="zxx" style:country-complex="none" style:font-weight-complex="normal"/>
    </style:style>
    <style:style style:name="P9" style:family="paragraph" style:parent-style-name="Standard">
      <style:text-properties fo:language="zxx" fo:country="none" fo:font-weight="normal" officeooo:rsid="001f0375" officeooo:paragraph-rsid="001f0375" style:language-asian="zxx" style:country-asian="none" style:font-weight-asian="normal" style:language-complex="zxx" style:country-complex="none" style:font-weight-complex="normal"/>
    </style:style>
    <style:style style:name="P10" style:family="paragraph" style:parent-style-name="Standard">
      <style:text-properties fo:language="zxx" fo:country="none" fo:font-weight="normal" officeooo:rsid="00205c8d" officeooo:paragraph-rsid="00205c8d"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fo:font-weight="normal" officeooo:rsid="00215c7d" officeooo:paragraph-rsid="00215c7d"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fo:font-weight="normal" officeooo:rsid="00215c7d" officeooo:paragraph-rsid="0022179a"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fo:font-weight="normal" officeooo:rsid="0022179a" officeooo:paragraph-rsid="0022179a" style:language-asian="zxx" style:country-asian="none" style:font-weight-asian="normal" style:language-complex="zxx" style:country-complex="none" style:font-weight-complex="normal"/>
    </style:style>
    <style:style style:name="P14" style:family="paragraph" style:parent-style-name="Standard">
      <style:text-properties fo:language="zxx" fo:country="none" fo:font-weight="normal" officeooo:rsid="00238a8d" officeooo:paragraph-rsid="00238a8d" style:language-asian="zxx" style:country-asian="none" style:font-weight-asian="normal" style:language-complex="zxx" style:country-complex="none" style:font-weight-complex="normal"/>
    </style:style>
    <style:style style:name="P15" style:family="paragraph" style:parent-style-name="Standard">
      <style:text-properties fo:language="zxx" fo:country="none" fo:font-weight="normal" officeooo:rsid="00243bf7" officeooo:paragraph-rsid="00243bf7" style:language-asian="zxx" style:country-asian="none" style:font-weight-asian="normal" style:language-complex="zxx" style:country-complex="none" style:font-weight-complex="normal"/>
    </style:style>
    <style:style style:name="P16" style:family="paragraph" style:parent-style-name="Standard">
      <style:paragraph-properties fo:break-before="page"/>
      <style:text-properties fo:language="zxx" fo:country="none" fo:font-weight="bold" style:language-asian="zxx" style:country-asian="none" style:font-weight-asian="bold" style:language-complex="zxx" style:country-complex="none" style:font-weight-complex="bold"/>
    </style:style>
    <style:style style:name="T1" style:family="text">
      <style:text-properties officeooo:rsid="00221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 1. Explica la diferencia entre una compresión “lossles” y una “lossy” y explica un ejemplo de mecanismo de como funciona cada una de ellas.</text:p>
      <text:p text:style-name="P5">En una compresion lossless no se pierde informacion al comprimir, como podria ser usar solo Huffman coding.</text:p>
      <text:p text:style-name="P5">En una lossy compression si que se pierde informacion al comprimir dado que cuantificamos los valores y estos no seran exactos.</text:p>
      <text:p text:style-name="P1"/>
      <text:p text:style-name="P1">Pregunta 2. Explica la diferencia entre frames de tipo I y frames de tipo P en la compresión</text:p>
      <text:p text:style-name="P1">multimedia y que algoritmos o mecanismos interveniene en la formación de dichas tramas.</text:p>
      <text:p text:style-name="P5">En los frames de tipo I solo usamos compresion espacial, en los frames de tipo P tambien usamos compresion temporal, comparando con el frame anterior y aplicando los cambios necesarios.</text:p>
      <text:p text:style-name="P1"/>
      <text:p text:style-name="P1">Pregunta 3. Explica que problema de escalabilidad tienen las arquitecturas IntServ con QoS.</text:p>
      <text:p text:style-name="P6">De tenir molts fluxos I una xarxa molt gran el cost de reservar recursos seria massa gran.</text:p>
      <text:p text:style-name="P1"/>
      <text:p text:style-name="P2">Pregunta 4.Queremos comprimir con codificación Huffman una fuente que genera cuatro símbolos {a,b,c,d} con las siguientes frecuencias relativas de la tabla. Mostrando los pasos seguidos para llegar al resultado, dar una posible codificación de dichos símbolos. ¿Cuál es el la longitud media de una palabra del nuevo código? </text:p>
      <text:p text:style-name="P2">Si tenemos un fichero de 10 Msímbolos. ¿Cuál sería el tamaño del fichero si usamos la codificación Huffman obtenida?</text:p>
      <text:p text:style-name="P1">a b c D</text:p>
      <text:p text:style-name="P1">40% 20% 25% 15%</text:p>
      <text:p text:style-name="P1"/>
      <text:p text:style-name="P7">He fet el arbre, bastant chill. Llargada mitjana del nuevo codigo = 1.95b/simbolo.</text:p>
      <text:p text:style-name="P7">10M*1.95 = pues lo que de socio nose pero ahi esta la idea.</text:p>
      <text:p text:style-name="P1"/>
      <text:p text:style-name="P1">Pregunta 5.Queremos comprimir con codificación Huffman una fuente que genera cuatro símbolos {a, b, c, d, e, f} con frecuencias relativas {25%, 20%, 20%, 15%, 10%, 5%, 5%}. Obten una asignación Huffman, el número medio de bits por símbolo con dicha asignación e indica con esta secuencia de probabilidades cual es el mejor número medio de bits por símbolo que se puede</text:p>
      <text:p text:style-name="P1">conseguir.</text:p>
      <text:p text:style-name="P8">No ho fare un altre cop mister enga tira.</text:p>
      <text:p text:style-name="P8"/>
      <text:p text:style-name="P1">Pregunta 6. Explica los pasos (mecanismos) principales que se usan en la compresión espacial</text:p>
      <text:p text:style-name="P1">multimedia.</text:p>
      <text:p text:style-name="P8">Primer dividim la imatge en blocs, els mapejem i shiftejem els valors perque surti millor la transformada. Quantifiquem cada pixel assignantli un valor amb la transformada i despres apliquem un sistema de codificacio d entropia com pot ser huffman.</text:p>
      <text:p text:style-name="P1"/>
      <text:p text:style-name="P1">Pregunta 7. Explica la diferencia entre compresión espacial y temporal en multimedia. Explica los mecanismos involucrados en ambos.</text:p>
      <text:p text:style-name="P9">La compresion espacial actua respecto a su mismo frame, dividiendolo en bloques mas pequeños y codificandolo de forma que ocupe menos bits.</text:p>
      <text:p text:style-name="P9">La compresion temporal actua respecto a otros frames, codificando que cambios hay respecto a otros. No excluye la utilizacion de espacial.</text:p>
      <text:p text:style-name="P1"/>
      <text:p text:style-name="P16">Pregunta 8. Explica el concepto de GoP (Group of Pictures), I-frames, P-frames y B-frames y la relación que hay entre ellos.</text:p>
      <text:p text:style-name="P9">Un GOP es un grup de frames amb dos parametres (M, N) sent M la distancia entre p frames i la n la distancia entre iframes. S'usa en la compressio temporal.</text:p>
      <text:p text:style-name="P9"/>
      <text:p text:style-name="P1">Pregunta 9. Justifica la necesidad de usar RTP en la transmisión multimedia.</text:p>
      <text:p text:style-name="P10">Es necesario para poder transmitir contenido multimedia en tiempo real con sincronizacion entre audio y video.</text:p>
      <text:p text:style-name="P1"/>
      <text:p text:style-name="P1">Pregunta 10. Qué diferencias hay entre una arquitectura IntServ y una arquitectura DiffServ en</text:p>
      <text:p text:style-name="P1">calidad de servicio en Internet. Explica y justifica cual de las dos arquitecturas, de forma</text:p>
      <text:p text:style-name="P1">mayoritaria, se usa en Internet.</text:p>
      <text:p text:style-name="P10">En una arquitectura intserv se reservan recursos para el trafico de cada flujo y en diffserv hay clases con distintos parametros preestablecidos para los flujos.</text:p>
      <text:p text:style-name="P10">Mayoritariamente se usa diffserv ya que es mas facil de comercializar por las isp dando tarifas.</text:p>
      <text:p text:style-name="P4"/>
      <text:p text:style-name="P1">Pregunta 11. Explica el funcionamiento/componentes de la arquitectura IntServ para calidad</text:p>
      <text:p text:style-name="P1">de servicio en Internet.</text:p>
      <text:p text:style-name="P11">Primer es reserven els recursos enviant un missatge path que va avançant per cada router que haura de anar i confirmant que pot oferir el que se li demana. En cas de que sigui possible, es retorna un missatge RESV generat al darrer router. En aquest punt es prepararia tambe el control d admissio, la policia(buckets), packet classificator i output scheduling.</text:p>
      <text:p text:style-name="P1"/>
      <text:p text:style-name="P1">Pregunta 12. Explica el funcionamiento de la arquitectura DiffServ para calidad de servicio en</text:p>
      <text:p text:style-name="P1">Internet y como un ISP puede usar dicha arquitectura en su modelo de negocio. Indica</text:p>
      <text:p text:style-name="P1">3 diferencias con la arquitectura IntServ.</text:p>
      <text:p text:style-name="P12">Em fa tota la mandra contestar aixo, nomes les diferencies pq lo altre esta ja explicadissim. </text:p>
      <text:p text:style-name="P12">1. a diffserv no es reserven recursos</text:p>
      <text:p text:style-name="P12">2. els parametres de qos venen predefinits segons la classe.</text:p>
      <text:p text:style-name="P12">3. no te problemes d escalabilitat con intserv.</text:p>
      <text:p text:style-name="P11"/>
      <text:p text:style-name="P1">Pregunta 13. ¿Qué diferencia hay entre definir QoS por flujos y por clases?</text:p>
      <text:p text:style-name="P13">Que el qos definit per classes ve amb parametres predefinits, i per fluxes cada fluxe demana el que necessita i se li dona o no.</text:p>
      <text:p text:style-name="P13"/>
      <text:p text:style-name="P1">Pregunta 14. Indica que protocolos (no mecanismos ni algoritmos) se pueden ver involucrados en la transmisión de un fichero MPEG y explica brevemente qué función realizan.</text:p>
      <text:p text:style-name="P14">RTP para sincronizacion multimedia en la transmision, UDP para encapsular RTP, IP para el enrutamiento.</text:p>
      <text:p text:style-name="P1"/>
      <text:p text:style-name="P1">Pregunta 15. ¿Qué es y que función tiene un protocolo de señalización en multimedia? Menciona</text:p>
      <text:p text:style-name="P1"><text:span text:style-name="T1">a</text:span>lguno de ellos y para que se usan.</text:p>
      <text:p text:style-name="P14">Indican donde esta el contenido multimedia. RTSP en transmission en tiempo real, http tambien pero para otras movidas.</text:p>
      <text:p text:style-name="P1"/>
      <text:p text:style-name="P1"/>
      <text:p text:style-name="P16">Pregunta 16. Explica que rol juegan los protocolos RTP, RTCP y RTSP en Internet.</text:p>
      <text:p text:style-name="P14">RTP sirve para la transmision en tiempo real de contenido, rtcp se comunica con el receptor y manda estadisticas para optimizar la transmision y RTSP para la señalizacion.</text:p>
      <text:p text:style-name="P1"/>
      <text:p text:style-name="P1">Pregunta 17. Explica porqué es necesario y que funcionalidades ofrece el protocolo RTP (Real Time Protocol) en servicios en tiempo real.</text:p>
      <text:p text:style-name="P14"><text:s/>Mira el nota q pesao que no te lo vuelvo a explicar buscalo en google.</text:p>
      <text:p text:style-name="P14"/>
      <text:p text:style-name="P3">Pregunta 18. </text:p>
      <text:p text:style-name="P3">a) Indica que protocolos intervenienen cuando se descarga vídeo en streaming. ¿Qué función tiene cada uno de los protocolos en la descarga? </text:p>
      <text:p text:style-name="P14">Rtp, rtsp, rtcp. La funcion esta en la pregunta 16.</text:p>
      <text:p text:style-name="P14"/>
      <text:p text:style-name="P3">b) indica el encapsulamiento que lleva un paquete de control y un paquete de datos en dicha comunicación.</text:p>
      <text:p text:style-name="P15">Ambos se encapsulan en UDP.</text:p>
      <text:p text:style-name="P15"/>
      <text:p text:style-name="P1">Pregunta 19. Explica el funcionamiento básico del protocolo SIP (Session Initiated Protocol). Para ello dibuja un esquema identificando los elementos básicos que participan en la</text:p>
      <text:p text:style-name="P1">comunicación de voz y describe como participan dichos elementos en el</text:p>
      <text:p text:style-name="P1">establecimiento de la llamada. Una vez finalizada la llamada, indica que protocolos por</text:p>
      <text:p text:style-name="P1">encima del nivel L3 (es decir, no incluyas ningún protocolo de nivel L1, L2 o L3) han</text:p>
      <text:p text:style-name="P1">intervenido en la comunicació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1-11T11:01:36.176099335</meta:creation-date>
    <meta:generator>LibreOffice/6.3.5.2$Linux_X86_64 LibreOffice_project/30$Build-2</meta:generator>
    <dc:date>2021-01-11T12:54:51.952743920</dc:date>
    <meta:editing-duration>PT18M22S</meta:editing-duration>
    <meta:editing-cycles>3</meta:editing-cycles>
    <meta:document-statistic meta:table-count="0" meta:image-count="0" meta:object-count="0" meta:page-count="3" meta:paragraph-count="63" meta:word-count="1074" meta:character-count="6548" meta:non-whitespace-character-count="5532"/>
  </office:meta>
</office:document-meta>
</file>